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82ef" officeooo:paragraph-rsid="001582ef"/>
    </style:style>
    <style:style style:name="P2" style:family="paragraph" style:parent-style-name="Standard">
      <style:text-properties style:text-underline-style="none" officeooo:rsid="00195a04" officeooo:paragraph-rsid="00195a04"/>
    </style:style>
    <style:style style:name="P3" style:family="paragraph" style:parent-style-name="Standard">
      <style:text-properties style:text-underline-style="none" officeooo:rsid="0019819f" officeooo:paragraph-rsid="0019819f"/>
    </style:style>
    <style:style style:name="P4" style:family="paragraph" style:parent-style-name="Standard">
      <style:text-properties style:text-underline-style="solid" style:text-underline-width="auto" style:text-underline-color="font-color" officeooo:rsid="0019819f" officeooo:paragraph-rsid="0019819f"/>
    </style:style>
    <style:style style:name="P5" style:family="paragraph" style:parent-style-name="Standard">
      <style:text-properties style:text-underline-style="none" officeooo:rsid="001b0722" officeooo:paragraph-rsid="001b0722"/>
    </style:style>
    <style:style style:name="P6" style:family="paragraph" style:parent-style-name="Standard">
      <style:text-properties style:text-underline-style="solid" style:text-underline-width="auto" style:text-underline-color="font-color" officeooo:rsid="001bcfa2" officeooo:paragraph-rsid="001bcfa2"/>
    </style:style>
    <style:style style:name="P7" style:family="paragraph" style:parent-style-name="Standard">
      <style:text-properties style:text-underline-style="none" officeooo:rsid="001bcfa2" officeooo:paragraph-rsid="001bcfa2"/>
    </style:style>
    <style:style style:name="P8" style:family="paragraph" style:parent-style-name="Standard">
      <style:text-properties style:text-underline-style="solid" style:text-underline-width="auto" style:text-underline-color="font-color" officeooo:rsid="001ec2e3" officeooo:paragraph-rsid="001ec2e3"/>
    </style:style>
    <style:style style:name="P9" style:family="paragraph" style:parent-style-name="Standard">
      <style:text-properties style:text-underline-style="none" officeooo:rsid="001ec2e3" officeooo:paragraph-rsid="001ec2e3"/>
    </style:style>
    <style:style style:name="P10" style:family="paragraph" style:parent-style-name="Standard">
      <style:text-properties style:text-underline-style="none" officeooo:rsid="002070c8" officeooo:paragraph-rsid="002070c8"/>
    </style:style>
    <style:style style:name="T1" style:family="text">
      <style:text-properties officeooo:rsid="00185141"/>
    </style:style>
    <style:style style:name="T2" style:family="text">
      <style:text-properties officeooo:rsid="0019819f"/>
    </style:style>
    <style:style style:name="T3" style:family="text">
      <style:text-properties officeooo:rsid="001b0722"/>
    </style:style>
    <style:style style:name="T4" style:family="text">
      <style:text-properties officeooo:rsid="002070c8"/>
    </style:style>
    <style:style style:name="T5" style:family="text">
      <style:text-properties officeooo:rsid="00225e5b"/>
    </style:style>
    <style:style style:name="T6" style:family="text">
      <style:text-properties officeooo:rsid="002330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text:span text:style-name="T1">4</text:span>. zadatak</text:p>
      <text:p text:style-name="P1"/>
      <text:p text:style-name="P2">pc ping prema serveru – TTL = 60 <text:span text:style-name="T2">prvi put, a onda 61</text:span></text:p>
      <text:p text:style-name="P2">server ping prema pc-u – TTL = 61</text:p>
      <text:p text:style-name="P2"/>
      <text:p text:style-name="P3">Server za pretpostavljeni usmjeritelj ima router6, zbog čega pri prvom slanju odgovora pc-u odgovor prolazi duljim putem, a kasnije se aurira serverova tablica usmjeravanja pa budući odgovori dolaze do računala pc1 kraćim putem <text:span text:style-name="T3">(preko router7)</text:span></text:p>
      <text:p text:style-name="P3"/>
      <text:p text:style-name="P4">25. zadatak</text:p>
      <text:p text:style-name="P3"/>
      <text:p text:style-name="P5">u RIP paketu za svaku je podmrežu zapisan je broj skokova do te podmreže i sljedeći skok u putu do te podmreže</text:p>
      <text:p text:style-name="P5"/>
      <text:p text:style-name="P6">28. zadatak</text:p>
      <text:p text:style-name="P7"/>
      <text:p text:style-name="P7"/>
      <text:p text:style-name="P8">29. zadatak</text:p>
      <text:p text:style-name="P9"/>
      <text:p text:style-name="P9">na jednim vratima može slušati samo jedan proces, <text:span text:style-name="T4">i to onaj koji je prvi krenuo slušati na vratima</text:span></text:p>
      <text:p text:style-name="P9"/>
      <text:p text:style-name="P8">30. zadatak</text:p>
      <text:p text:style-name="P9"/>
      <text:p text:style-name="P10">također može slušati samo jedan proces</text:p>
      <text:p text:style-name="P9"/>
      <text:p text:style-name="P8">31. zadatak</text:p>
      <text:p text:style-name="P9"/>
      <text:p text:style-name="P9">UDP i TCP spadaju u trnasportni sloj OSI modela jer oba protokola služe prijenosu podataka</text:p>
      <text:p text:style-name="P9"/>
      <text:p text:style-name="P8">32. <text:span text:style-name="T5">i 33. </text:span>zadatak</text:p>
      <text:p text:style-name="P9"/>
      <text:p text:style-name="P10">bez mijenjanja karakteristika poveznica mreže moguće je prouzročiti gubitke paketa <text:span text:style-name="T6">tako što se promijeni prozor primatelja te se pošalje poruka veća od tog prozora</text:span></text:p>
      <text:p text:style-name="P10"/>
      <text:p text:style-name="P10"/>
      <text:p text:style-name="P8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3T12:50:34.833737047</meta:creation-date>
    <dc:date>2025-05-14T17:46:00.189584786</dc:date>
    <meta:editing-duration>PT40M34S</meta:editing-duration>
    <meta:editing-cycles>6</meta:editing-cycles>
    <meta:generator>LibreOffice/25.2.3.2$Linux_X86_64 LibreOffice_project/520$Build-2</meta:generator>
    <meta:document-statistic meta:table-count="0" meta:image-count="0" meta:object-count="0" meta:page-count="1" meta:paragraph-count="15" meta:word-count="155" meta:character-count="910" meta:non-whitespace-character-count="768"/>
  </office:meta>
</office:document-meta>
</file>